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extanalyse" style:family="table">
      <style:table-properties style:width="25.7cm" fo:break-before="auto" fo:break-after="auto" table:align="margins"/>
    </style:style>
    <style:style style:name="Textanalyse.A" style:family="table-column">
      <style:table-column-properties style:column-width="2.3cm" style:rel-column-width="1304*"/>
    </style:style>
    <style:style style:name="Textanalyse.B" style:family="table-column">
      <style:table-column-properties style:column-width="12.192cm" style:rel-column-width="6912*"/>
    </style:style>
    <style:style style:name="Textanalyse.C" style:family="table-column">
      <style:table-column-properties style:column-width="11.208cm" style:rel-column-width="6354*"/>
    </style:style>
    <style:style style:name="Textanalyse.A1" style:family="table-cell">
      <style:table-cell-properties fo:padding="0cm" fo:border="none"/>
    </style:style>
    <style:style style:name="Textanalyse.A2" style:family="table-cell" style:data-style-name="N0">
      <style:table-cell-properties fo:padding="0cm" fo:border="none"/>
    </style:style>
    <style:style style:name="Anforderungen" style:family="table">
      <style:table-properties style:width="25.7cm" table:align="margins"/>
    </style:style>
    <style:style style:name="Anforderungen.A" style:family="table-column">
      <style:table-column-properties style:column-width="2.168cm" style:rel-column-width="1229*"/>
    </style:style>
    <style:style style:name="Anforderungen.B" style:family="table-column">
      <style:table-column-properties style:column-width="3.595cm" style:rel-column-width="2038*"/>
    </style:style>
    <style:style style:name="Anforderungen.C" style:family="table-column">
      <style:table-column-properties style:column-width="19.937cm" style:rel-column-width="11303*"/>
    </style:style>
    <style:style style:name="Anforderungen.A1" style:family="table-cell">
      <style:table-cell-properties fo:padding="0cm" fo:border="none"/>
    </style:style>
    <style:style style:name="Anforderungen.A2" style:family="table-cell" style:data-style-name="N0">
      <style:table-cell-properties fo:padding="0cm" fo:border="none"/>
    </style:style>
    <style:style style:name="Tabelle1" style:family="table">
      <style:table-properties style:width="16.993cm" table:align="left"/>
    </style:style>
    <style:style style:name="Tabelle1.A" style:family="table-column">
      <style:table-column-properties style:column-width="1.693cm"/>
    </style:style>
    <style:style style:name="Tabelle1.B" style:family="table-column">
      <style:table-column-properties style:column-width="0.743cm"/>
    </style:style>
    <style:style style:name="Tabelle1.C" style:family="table-column">
      <style:table-column-properties style:column-width="11.379cm"/>
    </style:style>
    <style:style style:name="Tabelle1.D" style:family="table-column">
      <style:table-column-properties style:column-width="3.179cm"/>
    </style:style>
    <style:style style:name="Tabelle1.A1" style:family="table-cell" style:data-style-name="N37">
      <style:table-cell-properties fo:padding="0cm" fo:border="none"/>
    </style:style>
    <style:style style:name="Tabelle1.B1" style:family="table-cell">
      <style:table-cell-properties fo:padding="0cm" fo:border="none"/>
    </style:style>
    <style:style style:name="P1" style:family="paragraph" style:parent-style-name="Text_20_body">
      <style:text-properties officeooo:paragraph-rsid="0015198b"/>
    </style:style>
    <style:style style:name="P2" style:family="paragraph" style:parent-style-name="Text_20_body">
      <style:paragraph-properties fo:text-align="center" style:justify-single-word="false"/>
      <style:text-properties fo:color="#ff0000" fo:font-size="24pt" officeooo:paragraph-rsid="001a03a3" style:font-size-asian="21pt" style:font-size-complex="24pt"/>
    </style:style>
    <style:style style:name="P3" style:family="paragraph" style:parent-style-name="Text_20_body">
      <style:text-properties officeooo:paragraph-rsid="001b259a"/>
    </style:style>
    <style:style style:name="P4" style:family="paragraph" style:parent-style-name="Text_20_body">
      <style:text-properties officeooo:paragraph-rsid="001c4f9f"/>
    </style:style>
    <style:style style:name="P5" style:family="paragraph" style:parent-style-name="Text_20_body">
      <style:text-properties officeooo:paragraph-rsid="001e237f"/>
    </style:style>
    <style:style style:name="P6" style:family="paragraph" style:parent-style-name="Text_20_body" style:list-style-name="L9">
      <style:text-properties officeooo:paragraph-rsid="001e237f"/>
    </style:style>
    <style:style style:name="P7" style:family="paragraph" style:parent-style-name="Text_20_body" style:list-style-name="L9">
      <style:text-properties officeooo:paragraph-rsid="001e8d28"/>
    </style:style>
    <style:style style:name="P8" style:family="paragraph" style:parent-style-name="TITLE" style:master-page-name="First_20_Page">
      <style:paragraph-properties style:page-number="auto"/>
    </style:style>
    <style:style style:name="P9" style:family="paragraph" style:parent-style-name="Heading_20_2">
      <style:text-properties officeooo:paragraph-rsid="001326dc"/>
    </style:style>
    <style:style style:name="P10" style:family="paragraph" style:parent-style-name="Heading_20_2">
      <style:text-properties officeooo:paragraph-rsid="0015198b"/>
    </style:style>
    <style:style style:name="P1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3" style:family="paragraph" style:parent-style-name="Table_20_Contents">
      <style:text-properties officeooo:paragraph-rsid="001326dc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Table_20_Contents">
      <style:paragraph-properties fo:text-align="center" style:justify-single-word="false"/>
      <style:text-properties officeooo:paragraph-rsid="001326dc"/>
    </style:style>
    <style:style style:name="P16" style:family="paragraph" style:parent-style-name="Table_20_Contents">
      <style:paragraph-properties fo:text-align="center" style:justify-single-word="false"/>
      <style:text-properties officeooo:paragraph-rsid="001380ca"/>
    </style:style>
    <style:style style:name="P17" style:family="paragraph" style:parent-style-name="Table_20_Contents">
      <style:paragraph-properties fo:text-align="center" style:justify-single-word="false"/>
      <style:text-properties officeooo:paragraph-rsid="0015198b"/>
    </style:style>
    <style:style style:name="P18" style:family="paragraph" style:parent-style-name="Table_20_Contents">
      <style:paragraph-properties fo:text-align="center" style:justify-single-word="false"/>
      <style:text-properties officeooo:paragraph-rsid="0016ffee"/>
    </style:style>
    <style:style style:name="P19" style:family="paragraph" style:parent-style-name="Table_20_Contents">
      <style:text-properties officeooo:paragraph-rsid="001380ca"/>
    </style:style>
    <style:style style:name="P20" style:family="paragraph" style:parent-style-name="Table_20_Contents">
      <style:text-properties officeooo:paragraph-rsid="0015198b"/>
    </style:style>
    <style:style style:name="P21" style:family="paragraph" style:parent-style-name="Table_20_Contents">
      <style:text-properties officeooo:paragraph-rsid="0016ffee"/>
    </style:style>
    <style:style style:name="P22" style:family="paragraph" style:parent-style-name="Table_20_Contents" style:list-style-name="L1">
      <style:text-properties officeooo:paragraph-rsid="0016ffee"/>
    </style:style>
    <style:style style:name="P23" style:family="paragraph" style:parent-style-name="Table_20_Contents" style:list-style-name="L3">
      <style:text-properties officeooo:paragraph-rsid="0016ffee"/>
    </style:style>
    <style:style style:name="P24" style:family="paragraph" style:parent-style-name="Table_20_Contents" style:list-style-name="L5">
      <style:text-properties officeooo:paragraph-rsid="0016ffee"/>
    </style:style>
    <style:style style:name="P25" style:family="paragraph" style:parent-style-name="Table_20_Contents" style:list-style-name="L5">
      <style:text-properties officeooo:paragraph-rsid="0018247c"/>
    </style:style>
    <style:style style:name="P26" style:family="paragraph" style:parent-style-name="Table_20_Contents">
      <style:text-properties officeooo:paragraph-rsid="001c4f9f"/>
    </style:style>
    <style:style style:name="P27" style:family="paragraph" style:parent-style-name="Table_20_Contents">
      <style:text-properties officeooo:paragraph-rsid="001d72e7"/>
    </style:style>
    <style:style style:name="P28" style:family="paragraph" style:parent-style-name="Table_20_Contents">
      <style:text-properties officeooo:paragraph-rsid="001e8d28"/>
    </style:style>
    <style:style style:name="P29" style:family="paragraph" style:parent-style-name="Heading_20_1" style:master-page-name="Landscape">
      <style:paragraph-properties style:page-number="1"/>
      <style:text-properties officeooo:paragraph-rsid="0015198b"/>
    </style:style>
    <style:style style:name="P30" style:family="paragraph" style:parent-style-name="Heading_20_1" style:master-page-name="Standard">
      <style:paragraph-properties style:page-number="auto"/>
      <style:text-properties officeooo:paragraph-rsid="001c4f9f"/>
    </style:style>
    <style:style style:name="P31" style:family="paragraph" style:parent-style-name="Table_20_Heading">
      <style:text-properties officeooo:paragraph-rsid="001284bd"/>
    </style:style>
    <style:style style:name="P32" style:family="paragraph" style:parent-style-name="Table_20_Heading">
      <style:paragraph-properties fo:text-align="center" style:justify-single-word="false"/>
      <style:text-properties officeooo:paragraph-rsid="001284bd"/>
    </style:style>
    <style:style style:name="P33" style:family="paragraph" style:parent-style-name="Table_20_Heading">
      <style:paragraph-properties fo:text-align="center" style:justify-single-word="false"/>
      <style:text-properties officeooo:paragraph-rsid="00165728"/>
    </style:style>
    <style:style style:name="P34" style:family="paragraph" style:parent-style-name="Table_20_Heading">
      <style:text-properties officeooo:paragraph-rsid="001326dc"/>
    </style:style>
    <style:style style:name="P35" style:family="paragraph" style:parent-style-name="Table_20_Heading">
      <style:text-properties officeooo:paragraph-rsid="00165728"/>
    </style:style>
    <style:style style:name="T1" style:family="text">
      <style:text-properties officeooo:rsid="0010c531"/>
    </style:style>
    <style:style style:name="T2" style:family="text">
      <style:text-properties officeooo:rsid="001284bd"/>
    </style:style>
    <style:style style:name="T3" style:family="text">
      <style:text-properties officeooo:rsid="001326dc"/>
    </style:style>
    <style:style style:name="T4" style:family="text">
      <style:text-properties officeooo:rsid="001380ca"/>
    </style:style>
    <style:style style:name="T5" style:family="text">
      <style:text-properties officeooo:rsid="0015198b"/>
    </style:style>
    <style:style style:name="T6" style:family="text">
      <style:text-properties officeooo:rsid="00165728"/>
    </style:style>
    <style:style style:name="T7" style:family="text">
      <style:text-properties officeooo:rsid="0016ffee"/>
    </style:style>
    <style:style style:name="T8" style:family="text">
      <style:text-properties officeooo:rsid="0018247c"/>
    </style:style>
    <style:style style:name="T9" style:family="text">
      <style:text-properties officeooo:rsid="001a03a3"/>
    </style:style>
    <style:style style:name="T10" style:family="text">
      <style:text-properties officeooo:rsid="001b259a"/>
    </style:style>
    <style:style style:name="T11" style:family="text">
      <style:text-properties officeooo:rsid="001c4f9f"/>
    </style:style>
    <style:style style:name="T12" style:family="text">
      <style:text-properties officeooo:rsid="001d72e7"/>
    </style:style>
    <style:style style:name="T13" style:family="text">
      <style:text-properties officeooo:rsid="001e237f"/>
    </style:style>
    <style:style style:name="T14" style:family="text">
      <style:text-properties officeooo:rsid="001e8d28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Dokumentation</text:span></text:p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11">Zeitplan<text:tab/>2</text:p>
          <text:p text:style-name="P11">Planungsphase<text:tab/>1</text:p>
          <text:p text:style-name="P12">Textanalyse Projektbeschreibung („projekt.pdf“)<text:tab/>1</text:p>
          <text:p text:style-name="P12">Anforderungsanalyse<text:tab/>3</text:p>
          <text:p text:style-name="P12">Datenbankentwurf<text:tab/>4</text:p>
        </text:index-body>
      </text:table-of-content>
      <text:p text:style-name="Text_20_body"><text:span text:style-name="T1"/></text:p>
      <text:p text:style-name="Text_20_body"><text:span text:style-name="T1"/></text:p>
      <text:p text:style-name="Text_20_body"><text:span text:style-name="T1"/></text:p>
      <text:p text:style-name="Text_20_body"><text:span text:style-name="T1"/></text:p>
      <text:p text:style-name="Text_20_body"><text:span text:style-name="T1"/></text:p>
      <text:p text:style-name="Text_20_body"><text:span text:style-name="T1"/></text:p>
      <text:p text:style-name="P2"><text:span text:style-name="T9">NOTE: WORK IN PROGESS</text:span></text:p>
      <text:h text:style-name="P30" text:outline-level="1"><text:span text:style-name="T11">Zeitplan</text:span></text:h>
      <text:p text:style-name="P5"><text:span text:style-name="T13">Geht natürlich alles nahtlos ineinander über... :-D</text:span>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>
          <table:table-cell table:style-name="Tabelle1.A1" office:value-type="date" office:date-value="2011-06-24">
            <text:p text:style-name="P26"><text:span text:style-name="T11">24.06.11</text:span></text:p>
          </table:table-cell>
          <table:table-cell table:style-name="Tabelle1.B1" office:value-type="string">
            <text:p text:style-name="P27"><text:span text:style-name="T12">Fr</text:span></text:p>
          </table:table-cell>
          <table:table-cell table:style-name="Tabelle1.B1" office:value-type="string">
            <text:p text:style-name="Table_20_Contents"/>
          </table:table-cell>
          <table:table-cell table:style-name="Tabelle1.B1" office:value-type="string">
            <text:p text:style-name="Table_20_Contents"/>
          </table:table-cell>
        </table:table-row>
        <table:table-row>
          <table:table-cell table:style-name="Tabelle1.A1" office:value-type="date" office:date-value="2011-06-25">
            <text:p text:style-name="P26"><text:span text:style-name="T11">25.06.11</text:span></text:p>
          </table:table-cell>
          <table:table-cell table:style-name="Tabelle1.B1" office:value-type="string">
            <text:p text:style-name="P27"><text:span text:style-name="T12">Sa</text:span></text:p>
          </table:table-cell>
          <table:table-cell table:style-name="Tabelle1.B1" office:value-type="string">
            <text:p text:style-name="P27"><text:span text:style-name="T12">Planungsphase</text:span></text:p>
          </table:table-cell>
          <table:table-cell table:style-name="Tabelle1.B1" office:value-type="string">
            <text:p text:style-name="Table_20_Contents"/>
          </table:table-cell>
        </table:table-row>
        <table:table-row>
          <table:table-cell table:style-name="Tabelle1.A1" office:value-type="date" office:date-value="2011-06-26">
            <text:p text:style-name="P26"><text:span text:style-name="T11">26.06.11</text:span></text:p>
          </table:table-cell>
          <table:table-cell table:style-name="Tabelle1.B1" office:value-type="string">
            <text:p text:style-name="P27"><text:span text:style-name="T12">So</text:span></text:p>
          </table:table-cell>
          <table:table-cell table:style-name="Tabelle1.B1" office:value-type="string">
            <text:p text:style-name="Table_20_Contents"/>
          </table:table-cell>
          <table:table-cell table:style-name="Tabelle1.B1" office:value-type="string">
            <text:p text:style-name="Table_20_Contents"/>
          </table:table-cell>
        </table:table-row>
        <table:table-row>
          <table:table-cell table:style-name="Tabelle1.A1" office:value-type="date" office:date-value="2011-06-27">
            <text:p text:style-name="P26"><text:span text:style-name="T11">27.06.11</text:span></text:p>
          </table:table-cell>
          <table:table-cell table:style-name="Tabelle1.B1" office:value-type="string">
            <text:p text:style-name="P27"><text:span text:style-name="T12">Mo</text:span></text:p>
          </table:table-cell>
          <table:table-cell table:style-name="Tabelle1.B1" office:value-type="string">
            <text:p text:style-name="Table_20_Contents"/>
          </table:table-cell>
          <table:table-cell table:style-name="Tabelle1.B1" office:value-type="string">
            <text:p text:style-name="Table_20_Contents"/>
          </table:table-cell>
        </table:table-row>
        <table:table-row>
          <table:table-cell table:style-name="Tabelle1.A1" office:value-type="date" office:date-value="2011-06-28">
            <text:p text:style-name="P26"><text:span text:style-name="T11">28.06.11</text:span></text:p>
          </table:table-cell>
          <table:table-cell table:style-name="Tabelle1.B1" office:value-type="string">
            <text:p text:style-name="P27"><text:span text:style-name="T12">Di</text:span></text:p>
          </table:table-cell>
          <table:table-cell table:style-name="Tabelle1.B1" office:value-type="string">
            <text:p text:style-name="Table_20_Contents"/>
          </table:table-cell>
          <table:table-cell table:style-name="Tabelle1.B1" office:value-type="string">
            <text:p text:style-name="Table_20_Contents"/>
          </table:table-cell>
        </table:table-row>
        <table:table-row>
          <table:table-cell table:style-name="Tabelle1.A1" office:value-type="date" office:date-value="2011-06-29">
            <text:p text:style-name="P26"><text:span text:style-name="T11">29.06.11</text:span></text:p>
          </table:table-cell>
          <table:table-cell table:style-name="Tabelle1.B1" office:value-type="string">
            <text:p text:style-name="P27"><text:span text:style-name="T12">Mi</text:span></text:p>
          </table:table-cell>
          <table:table-cell table:style-name="Tabelle1.B1" office:value-type="string">
            <text:p text:style-name="Table_20_Contents"/>
          </table:table-cell>
          <table:table-cell table:style-name="Tabelle1.B1" office:value-type="string">
            <text:p text:style-name="Table_20_Contents"/>
          </table:table-cell>
        </table:table-row>
        <table:table-row>
          <table:table-cell table:style-name="Tabelle1.A1" office:value-type="date" office:date-value="2011-06-30">
            <text:p text:style-name="P26"><text:span text:style-name="T11">30.06.11</text:span></text:p>
          </table:table-cell>
          <table:table-cell table:style-name="Tabelle1.B1" office:value-type="string">
            <text:p text:style-name="P27"><text:span text:style-name="T12">Do</text:span></text:p>
          </table:table-cell>
          <table:table-cell table:style-name="Tabelle1.B1" office:value-type="string">
            <text:p text:style-name="Table_20_Contents"/>
          </table:table-cell>
          <table:table-cell table:style-name="Tabelle1.B1" office:value-type="string">
            <text:p text:style-name="P27"><text:span text:style-name="T12">Malte@Fusion</text:span></text:p>
          </table:table-cell>
        </table:table-row>
        <table:table-row>
          <table:table-cell table:style-name="Tabelle1.A1" office:value-type="date" office:date-value="2011-07-01">
            <text:p text:style-name="P26"><text:span text:style-name="T11">01.07.11</text:span></text:p>
          </table:table-cell>
          <table:table-cell table:style-name="Tabelle1.B1" office:value-type="string">
            <text:p text:style-name="P27"><text:span text:style-name="T12">Fr</text:span></text:p>
          </table:table-cell>
          <table:table-cell table:style-name="Tabelle1.B1" office:value-type="string">
            <text:p text:style-name="Table_20_Contents"/>
          </table:table-cell>
          <table:table-cell table:style-name="Tabelle1.B1" office:value-type="string">
            <text:p text:style-name="P27"><text:span text:style-name="T12">Malte@Fusion</text:span></text:p>
          </table:table-cell>
        </table:table-row>
        <table:table-row>
          <table:table-cell table:style-name="Tabelle1.A1" office:value-type="date" office:date-value="2011-07-02">
            <text:p text:style-name="P27"><text:span text:style-name="T12">02.07.11</text:span></text:p>
          </table:table-cell>
          <table:table-cell table:style-name="Tabelle1.B1" office:value-type="string">
            <text:p text:style-name="P27"><text:span text:style-name="T12">Sa</text:span></text:p>
          </table:table-cell>
          <table:table-cell table:style-name="Tabelle1.B1" office:value-type="string">
            <text:p text:style-name="P27"><text:span text:style-name="T12">Implementierungsphase</text:span></text:p>
          </table:table-cell>
          <table:table-cell table:style-name="Tabelle1.B1" office:value-type="string">
            <text:p text:style-name="P27"><text:span text:style-name="T12">Malte@Fusion</text:span></text:p>
          </table:table-cell>
        </table:table-row>
        <table:table-row>
          <table:table-cell table:style-name="Tabelle1.A1" office:value-type="date" office:date-value="2011-07-03">
            <text:p text:style-name="P27"><text:span text:style-name="T12">03.07.11</text:span></text:p>
          </table:table-cell>
          <table:table-cell table:style-name="Tabelle1.B1" office:value-type="string">
            <text:p text:style-name="P27"><text:span text:style-name="T12">So</text:span></text:p>
          </table:table-cell>
          <table:table-cell table:style-name="Tabelle1.B1" office:value-type="string">
            <text:p text:style-name="Table_20_Contents"/>
          </table:table-cell>
          <table:table-cell table:style-name="Tabelle1.B1" office:value-type="string">
            <text:p text:style-name="P27"><text:span text:style-name="T12">Malte@Fusion</text:span></text:p>
          </table:table-cell>
        </table:table-row>
        <table:table-row>
          <table:table-cell table:style-name="Tabelle1.A1" office:value-type="date" office:date-value="2011-07-04">
            <text:p text:style-name="P27"><text:span text:style-name="T12">04.07.11</text:span></text:p>
          </table:table-cell>
          <table:table-cell table:style-name="Tabelle1.B1" office:value-type="string">
            <text:p text:style-name="P27"><text:span text:style-name="T12">Mo</text:span></text:p>
          </table:table-cell>
          <table:table-cell table:style-name="Tabelle1.B1" office:value-type="string">
            <text:p text:style-name="Table_20_Contents"/>
          </table:table-cell>
          <table:table-cell table:style-name="Tabelle1.B1" office:value-type="string">
            <text:p text:style-name="P27"><text:span text:style-name="T12">Malte@Fusion</text:span></text:p>
          </table:table-cell>
        </table:table-row>
        <table:table-row>
          <table:table-cell table:style-name="Tabelle1.A1" office:value-type="date" office:date-value="2011-07-05">
            <text:p text:style-name="P27"><text:span text:style-name="T12">05.07.11</text:span></text:p>
          </table:table-cell>
          <table:table-cell table:style-name="Tabelle1.B1" office:value-type="string">
            <text:p text:style-name="P27"><text:span text:style-name="T12">Di</text:span></text:p>
          </table:table-cell>
          <table:table-cell table:style-name="Tabelle1.B1" office:value-type="string">
            <text:p text:style-name="Table_20_Contents"/>
          </table:table-cell>
          <table:table-cell table:style-name="Tabelle1.B1" office:value-type="string">
            <text:p text:style-name="Table_20_Contents"/>
          </table:table-cell>
        </table:table-row>
        <table:table-row>
          <table:table-cell table:style-name="Tabelle1.A1" office:value-type="date" office:date-value="2011-07-06">
            <text:p text:style-name="P27"><text:span text:style-name="T12">06.07.11</text:span></text:p>
          </table:table-cell>
          <table:table-cell table:style-name="Tabelle1.B1" office:value-type="string">
            <text:p text:style-name="P27"><text:span text:style-name="T12">Mi</text:span></text:p>
          </table:table-cell>
          <table:table-cell table:style-name="Tabelle1.B1" office:value-type="string">
            <text:p text:style-name="Table_20_Contents"/>
          </table:table-cell>
          <table:table-cell table:style-name="Tabelle1.B1" office:value-type="string">
            <text:p text:style-name="Table_20_Contents"/>
          </table:table-cell>
        </table:table-row>
        <table:table-row>
          <table:table-cell table:style-name="Tabelle1.A1" office:value-type="date" office:date-value="2011-07-07">
            <text:p text:style-name="P27"><text:span text:style-name="T12">07.07.11</text:span></text:p>
          </table:table-cell>
          <table:table-cell table:style-name="Tabelle1.B1" office:value-type="string">
            <text:p text:style-name="P27"><text:span text:style-name="T12">Do</text:span></text:p>
          </table:table-cell>
          <table:table-cell table:style-name="Tabelle1.B1" office:value-type="string">
            <text:p text:style-name="Table_20_Contents"/>
          </table:table-cell>
          <table:table-cell table:style-name="Tabelle1.B1" office:value-type="string">
            <text:p text:style-name="Table_20_Contents"/>
          </table:table-cell>
        </table:table-row>
        <table:table-row>
          <table:table-cell table:style-name="Tabelle1.A1" office:value-type="date" office:date-value="2011-07-08">
            <text:p text:style-name="P27"><text:span text:style-name="T12">08.07.11</text:span></text:p>
          </table:table-cell>
          <table:table-cell table:style-name="Tabelle1.B1" office:value-type="string">
            <text:p text:style-name="P27"><text:span text:style-name="T12">Fr</text:span></text:p>
          </table:table-cell>
          <table:table-cell table:style-name="Tabelle1.B1" office:value-type="string">
            <text:p text:style-name="Table_20_Contents"/>
          </table:table-cell>
          <table:table-cell table:style-name="Tabelle1.B1" office:value-type="string">
            <text:p text:style-name="Table_20_Contents"/>
          </table:table-cell>
        </table:table-row>
        <table:table-row>
          <table:table-cell table:style-name="Tabelle1.A1" office:value-type="date" office:date-value="2011-07-09">
            <text:p text:style-name="P27"><text:span text:style-name="T12">09.07.11</text:span></text:p>
          </table:table-cell>
          <table:table-cell table:style-name="Tabelle1.B1" office:value-type="string">
            <text:p text:style-name="P27"><text:span text:style-name="T12">Sa</text:span></text:p>
          </table:table-cell>
          <table:table-cell table:style-name="Tabelle1.B1" office:value-type="string">
            <text:p text:style-name="P27"><text:span text:style-name="T12">Tests / Fixes / Dokumentation</text:span></text:p>
          </table:table-cell>
          <table:table-cell table:style-name="Tabelle1.B1" office:value-type="string">
            <text:p text:style-name="Table_20_Contents"/>
          </table:table-cell>
        </table:table-row>
        <table:table-row>
          <table:table-cell table:style-name="Tabelle1.A1" office:value-type="date" office:date-value="2011-07-10">
            <text:p text:style-name="P27"><text:span text:style-name="T12">10.07.11</text:span></text:p>
          </table:table-cell>
          <table:table-cell table:style-name="Tabelle1.B1" office:value-type="string">
            <text:p text:style-name="P27"><text:span text:style-name="T12">So</text:span></text:p>
          </table:table-cell>
          <table:table-cell table:style-name="Tabelle1.B1" office:value-type="string">
            <text:p text:style-name="Table_20_Contents"/>
          </table:table-cell>
          <table:table-cell table:style-name="Tabelle1.B1" office:value-type="string">
            <text:p text:style-name="Table_20_Contents"/>
          </table:table-cell>
        </table:table-row>
        <table:table-row>
          <table:table-cell table:style-name="Tabelle1.A1" office:value-type="date" office:date-value="2011-07-11">
            <text:p text:style-name="P27"><text:span text:style-name="T12">11.07.11</text:span></text:p>
          </table:table-cell>
          <table:table-cell table:style-name="Tabelle1.B1" office:value-type="string">
            <text:p text:style-name="P27"><text:span text:style-name="T12">Mo</text:span></text:p>
          </table:table-cell>
          <table:table-cell table:style-name="Tabelle1.B1" office:value-type="string">
            <text:p text:style-name="Table_20_Contents"/>
          </table:table-cell>
          <table:table-cell table:style-name="Tabelle1.B1" office:value-type="string">
            <text:p text:style-name="Table_20_Contents"/>
          </table:table-cell>
        </table:table-row>
        <table:table-row>
          <table:table-cell table:style-name="Tabelle1.A1" office:value-type="date" office:date-value="2011-07-12">
            <text:p text:style-name="P27"><text:span text:style-name="T12">12.07.11</text:span></text:p>
          </table:table-cell>
          <table:table-cell table:style-name="Tabelle1.B1" office:value-type="string">
            <text:p text:style-name="P27"><text:span text:style-name="T12">Di</text:span></text:p>
          </table:table-cell>
          <table:table-cell table:style-name="Tabelle1.B1" office:value-type="string">
            <text:p text:style-name="Table_20_Contents"/>
          </table:table-cell>
          <table:table-cell table:style-name="Tabelle1.B1" office:value-type="string">
            <text:p text:style-name="Table_20_Contents"/>
          </table:table-cell>
        </table:table-row>
        <table:table-row>
          <table:table-cell table:style-name="Tabelle1.A1" office:value-type="date" office:date-value="2011-07-13">
            <text:p text:style-name="P27"><text:span text:style-name="T12">13.07.11</text:span></text:p>
          </table:table-cell>
          <table:table-cell table:style-name="Tabelle1.B1" office:value-type="string">
            <text:p text:style-name="P27"><text:span text:style-name="T12">Mi</text:span></text:p>
          </table:table-cell>
          <table:table-cell table:style-name="Tabelle1.B1" office:value-type="string">
            <text:p text:style-name="Table_20_Contents"/>
          </table:table-cell>
          <table:table-cell table:style-name="Tabelle1.B1" office:value-type="string">
            <text:p text:style-name="Table_20_Contents"/>
          </table:table-cell>
        </table:table-row>
        <table:table-row>
          <table:table-cell table:style-name="Tabelle1.A1" office:value-type="date" office:date-value="2011-07-14">
            <text:p text:style-name="P27"><text:span text:style-name="T12">14.07.11</text:span></text:p>
          </table:table-cell>
          <table:table-cell table:style-name="Tabelle1.B1" office:value-type="string">
            <text:p text:style-name="P27"><text:span text:style-name="T12">Do</text:span></text:p>
          </table:table-cell>
          <table:table-cell table:style-name="Tabelle1.B1" office:value-type="string">
            <text:p text:style-name="Table_20_Contents"/>
          </table:table-cell>
          <table:table-cell table:style-name="Tabelle1.B1" office:value-type="string">
            <text:p text:style-name="Table_20_Contents"/>
          </table:table-cell>
        </table:table-row>
        <table:table-row>
          <table:table-cell table:style-name="Tabelle1.A1" office:value-type="date" office:date-value="2011-07-15">
            <text:p text:style-name="P27"><text:span text:style-name="T12">15.07.11</text:span></text:p>
          </table:table-cell>
          <table:table-cell table:style-name="Tabelle1.B1" office:value-type="string">
            <text:p text:style-name="P27"><text:span text:style-name="T12">Fr</text:span></text:p>
          </table:table-cell>
          <table:table-cell table:style-name="Tabelle1.B1" office:value-type="string">
            <text:p text:style-name="Table_20_Contents"/>
          </table:table-cell>
          <table:table-cell table:style-name="Tabelle1.B1" office:value-type="string">
            <text:p text:style-name="Table_20_Contents"/>
          </table:table-cell>
        </table:table-row>
        <table:table-row>
          <table:table-cell table:style-name="Tabelle1.A1" office:value-type="date" office:date-value="2011-07-16">
            <text:p text:style-name="P27"><text:span text:style-name="T12">16.07.11</text:span></text:p>
          </table:table-cell>
          <table:table-cell table:style-name="Tabelle1.B1" office:value-type="string">
            <text:p text:style-name="P27"><text:span text:style-name="T12">Sa</text:span></text:p>
          </table:table-cell>
          <table:table-cell table:style-name="Tabelle1.B1" office:value-type="string">
            <text:p text:style-name="Table_20_Contents"/>
          </table:table-cell>
          <table:table-cell table:style-name="Tabelle1.B1" office:value-type="string">
            <text:p text:style-name="Table_20_Contents"/>
          </table:table-cell>
        </table:table-row>
        <table:table-row>
          <table:table-cell table:style-name="Tabelle1.A1" office:value-type="date" office:date-value="2011-07-17">
            <text:p text:style-name="P27"><text:span text:style-name="T12">17.07.11</text:span></text:p>
          </table:table-cell>
          <table:table-cell table:style-name="Tabelle1.B1" office:value-type="string">
            <text:p text:style-name="P27"><text:span text:style-name="T12">So</text:span></text:p>
          </table:table-cell>
          <table:table-cell table:style-name="Tabelle1.B1" office:value-type="string">
            <text:p text:style-name="P27"><text:span text:style-name="T12">Abgabe</text:span></text:p>
          </table:table-cell>
          <table:table-cell table:style-name="Tabelle1.B1" office:value-type="string">
            <text:p text:style-name="P27"/>
          </table:table-cell>
        </table:table-row>
        <table:table-row>
          <table:table-cell table:style-name="Tabelle1.B1" office:value-type="string">
            <text:p text:style-name="P28"><text:span text:style-name="T14">xx.07.11</text:span></text:p>
          </table:table-cell>
          <table:table-cell table:style-name="Tabelle1.B1" office:value-type="string">
            <text:p text:style-name="P27"/>
          </table:table-cell>
          <table:table-cell table:style-name="Tabelle1.B1" office:value-type="string">
            <text:p text:style-name="P28"><text:span text:style-name="T14">Präsentation</text:span></text:p>
          </table:table-cell>
          <table:table-cell table:style-name="Tabelle1.B1" office:value-type="string">
            <text:p text:style-name="P27"/>
          </table:table-cell>
        </table:table-row>
      </table:table>
      <text:p text:style-name="P4"><text:span text:style-name="T11"/></text:p>
      <text:list xml:id="list697944054" text:style-name="L9">
        <text:list-item>
          <text:p text:style-name="P6"><text:span text:style-name="T13">Planungsphase:</text:span></text:p>
          <text:list>
            <text:list-item>
              <text:p text:style-name="P6"><text:span text:style-name="T13">Anforderungsanalyse</text:span></text:p>
            </text:list-item>
            <text:list-item>
              <text:p text:style-name="P6"><text:span text:style-name="T13">DB-Entwurf</text:span></text:p>
            </text:list-item>
            <text:list-item>
              <text:p text:style-name="P6"><text:span text:style-name="T13">Softwaredesign</text:span></text:p>
            </text:list-item>
          </text:list>
        </text:list-item>
        <text:list-item>
          <text:p text:style-name="P6"><text:span text:style-name="T13">Implementierungsphase</text:span></text:p>
          <text:list>
            <text:list-item>
              <text:p text:style-name="P6"><text:span text:style-name="T13">Coding<text:tab/></text:span></text:p>
            </text:list-item>
          </text:list>
        </text:list-item>
        <text:list-item>
          <text:p text:style-name="P6"><text:span text:style-name="T13">Tests / Fixes / Doku</text:span></text:p>
        </text:list-item>
        <text:list-item>
          <text:p text:style-name="P7"><text:span text:style-name="T14">Abgabe</text:span></text:p>
          <text:list>
            <text:list-item>
              <text:p text:style-name="P7"><text:span text:style-name="T14">Vorher Termin zur Präsentation festlegen</text:span></text:p>
            </text:list-item>
          </text:list>
        </text:list-item>
      </text:list>
      <text:h text:style-name="P29" text:outline-level="1"><text:span text:style-name="T5">Planungsphase</text:span></text:h>
      <text:h text:style-name="P9" text:outline-level="2"><text:span text:style-name="T3">Textanalyse Projektbeschreibung („projekt.pdf“)</text:span></text:h>
      <table:table table:name="Textanalyse" table:style-name="Textanalyse">
        <table:table-column table:style-name="Textanalyse.A"/>
        <table:table-column table:style-name="Textanalyse.B"/>
        <table:table-column table:style-name="Textanalyse.C"/>
        <table:table-header-rows>
          <table:table-row>
            <table:table-cell table:style-name="Textanalyse.A1" office:value-type="string">
              <text:p text:style-name="P32"><text:span text:style-name="T2">Nr.</text:span></text:p>
            </table:table-cell>
            <table:table-cell table:style-name="Textanalyse.A1" office:value-type="string">
              <text:p text:style-name="P31"><text:span text:style-name="T2">Zitat</text:span></text:p>
            </table:table-cell>
            <table:table-cell table:style-name="Textanalyse.A1" office:value-type="string">
              <text:p text:style-name="P34"><text:span text:style-name="T3">Notizen</text:span></text:p>
            </table:table-cell>
          </table:table-row>
        </table:table-header-rows>
        <table:table-row>
          <table:table-cell table:style-name="Textanalyse.A2" office:value-type="float" office:value="0">
            <text:p text:style-name="P16"><text:span text:style-name="T4">0</text:span></text:p>
          </table:table-cell>
          <table:table-cell table:style-name="Textanalyse.A1" office:value-type="string">
            <text:p text:style-name="P19"><text:span text:style-name="T4">Die Datenbank soll Kunden, Filme sowie Verleihvorgänge speichern können. </text:span></text:p>
          </table:table-cell>
          <table:table-cell table:style-name="Textanalyse.A1" office:value-type="string">
            <text:p text:style-name="P19"><text:span text:style-name="T4">→ DB</text:span></text:p>
          </table:table-cell>
        </table:table-row>
        <table:table-row>
          <table:table-cell table:style-name="Textanalyse.A2" office:value-type="float" office:value="1">
            <text:p text:style-name="P15"><text:span text:style-name="T3">1</text:span></text:p>
          </table:table-cell>
          <table:table-cell table:style-name="Textanalyse.A1" office:value-type="string">
            <text:p text:style-name="P13"><text:span text:style-name="T3">Die Informationen zum Kunden müssen aus der bereitgestellten Datei erschlossen werden.</text:span></text:p>
          </table:table-cell>
          <table:table-cell table:style-name="Textanalyse.A1" office:value-type="string">
            <text:p text:style-name="P19"><text:span text:style-name="T4">→ DB</text:span></text:p>
          </table:table-cell>
        </table:table-row>
        <table:table-row>
          <table:table-cell table:style-name="Textanalyse.A2" office:value-type="float" office:value="2">
            <text:p text:style-name="P15"><text:span text:style-name="T3">2</text:span></text:p>
          </table:table-cell>
          <table:table-cell table:style-name="Textanalyse.A1" office:value-type="string">
            <text:p text:style-name="P13"><text:span text:style-name="T3">Ein Film soll Informationen über Titel, Beschreibung, Schauspieler, Regisseur, Drehorte, Erscheinungsdatum(USA) und Preiskategorie enthalten.</text:span></text:p>
          </table:table-cell>
          <table:table-cell table:style-name="Textanalyse.A1" office:value-type="string">
            <text:p text:style-name="P13"><text:span text:style-name="T3">→ DB</text:span></text:p>
          </table:table-cell>
        </table:table-row>
        <table:table-row>
          <table:table-cell table:style-name="Textanalyse.A2" office:value-type="float" office:value="3">
            <text:p text:style-name="P15"><text:span text:style-name="T3">3</text:span></text:p>
          </table:table-cell>
          <table:table-cell table:style-name="Textanalyse.A1" office:value-type="string">
            <text:p text:style-name="P13"><text:span text:style-name="T3">Es können mehrere Filme gleichzeitig ausgeliehen werden.</text:span></text:p>
          </table:table-cell>
          <table:table-cell table:style-name="Textanalyse.A1" office:value-type="string">
            <text:p text:style-name="P13"><text:span text:style-name="T3">→ DB (Kardinalität)</text:span></text:p>
          </table:table-cell>
        </table:table-row>
        <table:table-row>
          <table:table-cell table:style-name="Textanalyse.A2" office:value-type="float" office:value="4">
            <text:p text:style-name="P15"><text:span text:style-name="T3">4</text:span></text:p>
          </table:table-cell>
          <table:table-cell table:style-name="Textanalyse.A1" office:value-type="string">
            <text:p text:style-name="P13"><text:span text:style-name="T3">Ein Filmexemplar kann zu einem Zeitpunkt nur an einen Ausleiher ausgeliehen sein.</text:span></text:p>
          </table:table-cell>
          <table:table-cell table:style-name="Textanalyse.A1" office:value-type="string">
            <text:p text:style-name="P13"><text:span text:style-name="T3">→ DB. „Filmexemplar“ ?= „Kopie“/„Medium“?</text:span></text:p>
          </table:table-cell>
        </table:table-row>
        <table:table-row>
          <table:table-cell table:style-name="Textanalyse.A2" office:value-type="float" office:value="5">
            <text:p text:style-name="P15"><text:span text:style-name="T3">5</text:span></text:p>
          </table:table-cell>
          <table:table-cell table:style-name="Textanalyse.A1" office:value-type="string">
            <text:p text:style-name="P13"><text:span text:style-name="T3">Für den Verleih gibt es drei verschiedene Preismodelle:</text:span></text:p>
          </table:table-cell>
          <table:table-cell table:style-name="Textanalyse.A1" office:value-type="string">
            <text:p text:style-name="P13"><text:span text:style-name="T3"/></text:p>
          </table:table-cell>
        </table:table-row>
        <table:table-row>
          <table:table-cell table:style-name="Textanalyse.A2" office:value-type="float" office:value="6">
            <text:p text:style-name="P15"><text:span text:style-name="T3">6</text:span></text:p>
          </table:table-cell>
          <table:table-cell table:style-name="Textanalyse.A1" office:value-type="string">
            <text:p text:style-name="P13"><text:span text:style-name="T3">Modell Starter – Preiskategorie A: 1,29€ pro Kalendertag, <text:s text:c="11"/>Preiskategorie B: 0,79€ pro Kalendertag.</text:span></text:p>
          </table:table-cell>
          <table:table-cell table:style-name="Textanalyse.A1" office:value-type="string">
            <text:p text:style-name="P13"><text:span text:style-name="T3">Sollen diese Infos in die DB? Die Kosten pro Preiskategorie pro Modell evnt., aber die Logik auch? „Pro Kalendertag“/“Pro Stunde“ (also Berechnung der Rechnung) lieber in Java gießen?</text:span></text:p>
          </table:table-cell>
        </table:table-row>
        <table:table-row>
          <table:table-cell table:style-name="Textanalyse.A2" office:value-type="float" office:value="7">
            <text:p text:style-name="P15"><text:span text:style-name="T3">7</text:span></text:p>
          </table:table-cell>
          <table:table-cell table:style-name="Textanalyse.A1" office:value-type="string">
            <text:p text:style-name="P13"><text:span text:style-name="T3">Modell Speedy – Preiskategorie A: 0,19€ pro Stunde,</text:span></text:p>
            <text:p text:style-name="P13"><text:span text:style-name="T3"><text:s text:c="16"/>Preiskategorie B: 0,15€ pro Stunde.</text:span></text:p>
          </table:table-cell>
          <table:table-cell table:style-name="Textanalyse.A1" office:value-type="string">
            <text:p text:style-name="Table_20_Contents"/>
          </table:table-cell>
        </table:table-row>
        <table:table-row>
          <table:table-cell table:style-name="Textanalyse.A2" office:value-type="float" office:value="8">
            <text:p text:style-name="P15"><text:span text:style-name="T3">8</text:span></text:p>
          </table:table-cell>
          <table:table-cell table:style-name="Textanalyse.A1" office:value-type="string">
            <text:p text:style-name="P13"><text:span text:style-name="T3">Modell Flat – Grundgebühr von 10,00€ pro Monat,</text:span></text:p>
            <text:p text:style-name="P13"><text:span text:style-name="T3"><text:s text:c="5"/>zusätzlich für jeden Film der Preiskategorie A: 0,19€ pro Tag,</text:span></text:p>
            <text:p text:style-name="P13"><text:span text:style-name="T3"><text:s text:c="23"/>der erste Film der Preiskategorie B pro Tag ist gratis,</text:span></text:p>
            <text:p text:style-name="P13"><text:span text:style-name="T3"><text:s text:c="25"/>jeder weitere kostet 0,19€ pro Kalendertag.</text:span></text:p>
          </table:table-cell>
          <table:table-cell table:style-name="Textanalyse.A1" office:value-type="string">
            <text:p text:style-name="Table_20_Contents"/>
          </table:table-cell>
        </table:table-row>
        <table:table-row>
          <table:table-cell table:style-name="Textanalyse.A2" office:value-type="float" office:value="9">
            <text:p text:style-name="P15"><text:span text:style-name="T3">9</text:span></text:p>
          </table:table-cell>
          <table:table-cell table:style-name="Textanalyse.A1" office:value-type="string">
            <text:p text:style-name="P13"><text:span text:style-name="T3">Für jeden Verleihvorgang soll eine Rechnung angefertigt werden können.</text:span></text:p>
          </table:table-cell>
          <table:table-cell table:style-name="Textanalyse.A1" office:value-type="string">
            <text:p text:style-name="P13"><text:span text:style-name="T3">→ Java</text:span></text:p>
          </table:table-cell>
        </table:table-row>
        <table:table-row>
          <table:table-cell table:style-name="Textanalyse.A2" office:value-type="float" office:value="10">
            <text:p text:style-name="P15"><text:span text:style-name="T3">10</text:span></text:p>
          </table:table-cell>
          <table:table-cell table:style-name="Textanalyse.A1" office:value-type="string">
            <text:p text:style-name="P13"><text:span text:style-name="T3">Für jedes Kalenderjahr soll pro Kunde eine Rechnung angefertigt werden können.</text:span></text:p>
          </table:table-cell>
          <table:table-cell table:style-name="Textanalyse.A1" office:value-type="string">
            <text:p text:style-name="P13"><text:span text:style-name="T3">→ Java</text:span></text:p>
          </table:table-cell>
        </table:table-row>
        <table:table-row>
          <table:table-cell table:style-name="Textanalyse.A2" office:value-type="float" office:value="11">
            <text:p text:style-name="P15"><text:span text:style-name="T3">11</text:span></text:p>
          </table:table-cell>
          <table:table-cell table:style-name="Textanalyse.A1" office:value-type="string">
            <text:p text:style-name="P13"><text:span text:style-name="T3">Legen Sie eine Datenbank mit dem Namen „movies“ an.</text:span></text:p>
          </table:table-cell>
          <table:table-cell table:style-name="Textanalyse.A1" office:value-type="string">
            <text:p text:style-name="P13"><text:span text:style-name="T3">→ DB</text:span></text:p>
          </table:table-cell>
        </table:table-row>
        <table:table-row>
          <table:table-cell table:style-name="Textanalyse.A2" office:value-type="float" office:value="12">
            <text:p text:style-name="P15"><text:span text:style-name="T3">12</text:span></text:p>
          </table:table-cell>
          <table:table-cell table:style-name="Textanalyse.A1" office:value-type="string">
            <text:p text:style-name="P19"><text:span text:style-name="T4">Importieren Sie die notwendigen Daten aus IMDB. Berücksichtigen Sie dabei nur Filme der Jahre 2010 und 2011.</text:span></text:p>
          </table:table-cell>
          <table:table-cell table:style-name="Textanalyse.A1" office:value-type="string">
            <text:p text:style-name="P19"><text:span text:style-name="T4">→ Java</text:span></text:p>
          </table:table-cell>
        </table:table-row>
        <table:table-row>
          <table:table-cell table:style-name="Textanalyse.A2" office:value-type="float" office:value="13">
            <text:p text:style-name="P15"><text:span text:style-name="T3">13</text:span></text:p>
          </table:table-cell>
          <table:table-cell table:style-name="Textanalyse.A1" office:value-type="string">
            <text:p text:style-name="P19"><text:span text:style-name="T4">Query a: Wie viele Kunden haben sich für welches Preismodell</text:span></text:p>
            <text:p text:style-name="P19"><text:soft-page-break/><text:span text:style-name="T4">entschieden?</text:span></text:p>
          </table:table-cell>
          <table:table-cell table:style-name="Textanalyse.A1" office:value-type="string">
            <text:p text:style-name="P19"><text:span text:style-name="T4">→ easy select</text:span></text:p>
          </table:table-cell>
        </table:table-row>
        <table:table-row>
          <table:table-cell table:style-name="Textanalyse.A2" office:value-type="float" office:value="14">
            <text:p text:style-name="P15"><text:span text:style-name="T3">14</text:span></text:p>
          </table:table-cell>
          <table:table-cell table:style-name="Textanalyse.A1" office:value-type="string">
            <text:p text:style-name="P19"><text:span text:style-name="T4">Query b: Die Rechnungssummen für alle Kunden für den Monat Januar.</text:span></text:p>
          </table:table-cell>
          <table:table-cell table:style-name="Textanalyse.A1" office:value-type="string">
            <text:p text:style-name="P19"><text:span text:style-name="T4">→ complex select. Das beantwortet die Frage von oben, wir müssen die Rechnungslogik/Preismodelllogik komplett in SELECT statements gießen können und alle nötigen Infos in der DB stehen haben (Kosten &amp;/ Tag usw.). ← SCHWIERIG</text:span></text:p>
          </table:table-cell>
        </table:table-row>
        <table:table-row>
          <table:table-cell table:style-name="Textanalyse.A2" office:value-type="float" office:value="15">
            <text:p text:style-name="P15"><text:span text:style-name="T3">15</text:span></text:p>
          </table:table-cell>
          <table:table-cell table:style-name="Textanalyse.A1" office:value-type="string">
            <text:p text:style-name="P19"><text:span text:style-name="T4">Query c: Sollte man bestimmte Monate für eine Premiere wählen, um für einen Oscar in den Kategorien Bester Film/Regisseur/</text:span></text:p>
            <text:p text:style-name="P19"><text:span text:style-name="T4">Hauptdarsteller oder Hauptdarstellerin nominiert zu werden?</text:span></text:p>
            <text:p text:style-name="P19"><text:span text:style-name="T4">Hinweis: die nominierten Filme können z. B. in der Wikipedia</text:span></text:p>
            <text:p text:style-name="P19"><text:span text:style-name="T4">nachgeschlagen und direkt in der Query verwendet werden. Alternativ</text:span></text:p>
            <text:p text:style-name="P19"><text:span text:style-name="T4">kann natürlich auch das Relationale Modell erweitert werden.</text:span></text:p>
          </table:table-cell>
          <table:table-cell table:style-name="Textanalyse.A1" office:value-type="string">
            <text:p text:style-name="P19"><text:span text:style-name="T4">oO. → Weitere Info zum Film: Oscar-Nomierungen? Am einfachsten wäre es, eine statische Liste von nomierten Filmen der letzten zwei Jahre in Java zu haben und die dann in das SQL-statement zu packen. </text:span><text:span text:style-name="T7">Außerdem müssen wir also den Monat der Premiere mit speichern? Woher diese Information nehmen?</text:span></text:p>
          </table:table-cell>
        </table:table-row>
        <table:table-row>
          <table:table-cell table:style-name="Textanalyse.A2" office:value-type="float" office:value="16">
            <text:p text:style-name="P15"><text:span text:style-name="T3">16</text:span></text:p>
          </table:table-cell>
          <table:table-cell table:style-name="Textanalyse.A1" office:value-type="string">
            <text:p text:style-name="P19"><text:span text:style-name="T4">Query d: Ermitteln sie eine Rangliste alle Kunden, sortiert nach dem</text:span></text:p>
            <text:p text:style-name="P19"><text:span text:style-name="T4">Anteil der geliehenen Filme, die (auch) außerhalb der USA gedreht wurden.</text:span></text:p>
          </table:table-cell>
          <table:table-cell table:style-name="Textanalyse.A1" office:value-type="string">
            <text:p text:style-name="P19"><text:span text:style-name="T4">Komischer Satz. → easy select</text:span></text:p>
          </table:table-cell>
        </table:table-row>
        <table:table-row>
          <table:table-cell table:style-name="Textanalyse.A2" office:value-type="float" office:value="17">
            <text:p text:style-name="P15"><text:span text:style-name="T3">17</text:span></text:p>
          </table:table-cell>
          <table:table-cell table:style-name="Textanalyse.A1" office:value-type="string">
            <text:p text:style-name="P20"><text:span text:style-name="T5">Query e (mit Java): Bestimmen Sie alle Kunden mit Preismodell Flat, welche basierend auf ihren bisherigen Ausleihvorgängen im Modell</text:span></text:p>
            <text:p text:style-name="P20"><text:span text:style-name="T5">Starter billiger weggekommen wären.</text:span></text:p>
          </table:table-cell>
          <table:table-cell table:style-name="Textanalyse.A1" office:value-type="string">
            <text:p text:style-name="P20"><text:span text:style-name="T5">Jo.</text:span></text:p>
          </table:table-cell>
        </table:table-row>
        <table:table-row>
          <table:table-cell table:style-name="Textanalyse.A2" office:value-type="float" office:value="18">
            <text:p text:style-name="P17"><text:span text:style-name="T5">18</text:span></text:p>
          </table:table-cell>
          <table:table-cell table:style-name="Textanalyse.A1" office:value-type="string">
            <text:p text:style-name="P20"><text:span text:style-name="T5">Query f (mit Java): <text:s/>Sei jeder Schauspieler mit allen anderen Schauspielern verbunden, mit denen er in einem Film (in 2010/2011) zusammengearbeitet hat. Des Weiteren seien zwei Schauspieler A und B miteinander verbunden, wenn ein Schauspieler C existiert, der sowohl mit A als auch mit B verbunden ist.Schreiben Sie ein Java-Programm, das die kürzeste Verbindung zwischen zwei</text:span></text:p>
            <text:p text:style-name="P20"><text:span text:style-name="T5">Schauspielern ermittelt. Ermitteln Sie nun die kürzeste Verbindung zwischen folgenden Paaren:</text:span></text:p>
            <text:p text:style-name="P20"><text:span text:style-name="T5">i. Johnny Depp und Timothy Dalton</text:span></text:p>
            <text:p text:style-name="P20"><text:span text:style-name="T5">ii. Johnny Depp und August Diehl</text:span></text:p>
            <text:p text:style-name="P20"><text:span text:style-name="T5">iii. Bill Murray und Sylvester Stallone</text:span></text:p>
            <text:p text:style-name="P20"><text:span text:style-name="T5">iv. Edward Norton und Don Cheadle</text:span></text:p>
          </table:table-cell>
          <table:table-cell table:style-name="Textanalyse.A1" office:value-type="string">
            <text:p text:style-name="P20"><text:span text:style-name="T5">Jo. → kleiner Algorithmus</text:span></text:p>
          </table:table-cell>
        </table:table-row>
        <table:table-row>
          <table:table-cell table:style-name="Textanalyse.A2" office:value-type="float" office:value="19">
            <text:p text:style-name="P17"><text:span text:style-name="T5">19</text:span></text:p>
          </table:table-cell>
          <table:table-cell table:style-name="Textanalyse.A1" office:value-type="string">
            <text:p text:style-name="P20"><text:span text:style-name="T5">Dokumentieren Sie im Verlauf des Projektes alle wichtigen Designentscheidungen und den Quellcode, so dass Sie bei der abschließenden Präsentation nachvollziehen können wie der</text:span></text:p>
            <text:p text:style-name="P20"><text:span text:style-name="T5">Code funktioniert, was an dieser Stelle geschieht und welche </text:span><text:soft-page-break/><text:span text:style-name="T5">Entscheidungen hier eventuell getroffen wurden. Benutzen Sie hierfür für den Java-Code JavaDoc.</text:span></text:p>
          </table:table-cell>
          <table:table-cell table:style-name="Textanalyse.A1" office:value-type="string">
            <text:p text:style-name="Table_20_Contents"/>
          </table:table-cell>
        </table:table-row>
        <table:table-row>
          <table:table-cell table:style-name="Textanalyse.A2" office:value-type="float" office:value="20">
            <text:p text:style-name="P17"><text:span text:style-name="T5">20</text:span></text:p>
          </table:table-cell>
          <table:table-cell table:style-name="Textanalyse.A1" office:value-type="string">
            <text:p text:style-name="P20"><text:span text:style-name="T5">Das Einreichen des kompletten Sourcecodes inklusive Javaklassen, SQL-Skripten, Dokumentation, Schemata und sonstigen Dateien muss bis zum 17.07.2011 um 23.59 Uhr lokaler Zeit per E-Mail an Eure Gruppenleiter erfolgt sein.</text:span></text:p>
          </table:table-cell>
          <table:table-cell table:style-name="Textanalyse.A1" office:value-type="string">
            <text:p text:style-name="P20"><text:span text:style-name="T5">DEADLINE, auch Präsentationstag vereinbaren.</text:span></text:p>
          </table:table-cell>
        </table:table-row>
      </table:table>
      <text:h text:style-name="P10" text:outline-level="2"><text:span text:style-name="T5">Anforderungsanalyse</text:span></text:h>
      <table:table table:name="Anforderungen" table:style-name="Anforderungen">
        <table:table-column table:style-name="Anforderungen.A"/>
        <table:table-column table:style-name="Anforderungen.B"/>
        <table:table-column table:style-name="Anforderungen.C"/>
        <table:table-header-rows>
          <table:table-row>
            <table:table-cell table:style-name="Anforderungen.A1" office:value-type="string">
              <text:p text:style-name="P33"><text:span text:style-name="T6">Req-Id</text:span></text:p>
            </table:table-cell>
            <table:table-cell table:style-name="Anforderungen.A1" office:value-type="string">
              <text:p text:style-name="P35"><text:span text:style-name="T6">zugeh. Nr</text:span><text:span text:style-name="T7">n</text:span><text:span text:style-name="T6">.</text:span></text:p>
            </table:table-cell>
            <table:table-cell table:style-name="Anforderungen.A1" office:value-type="string">
              <text:p text:style-name="P35"><text:span text:style-name="T6">Wat shall we do</text:span></text:p>
            </table:table-cell>
          </table:table-row>
        </table:table-header-rows>
        <table:table-row>
          <table:table-cell table:style-name="Anforderungen.A2" office:value-type="float" office:value="10">
            <text:p text:style-name="P18"><text:span text:style-name="T7">10</text:span></text:p>
          </table:table-cell>
          <table:table-cell table:style-name="Anforderungen.A1" office:value-type="string">
            <text:p text:style-name="P21"><text:span text:style-name="T7">0,2,3,4,6,7,8,11</text:span></text:p>
          </table:table-cell>
          <table:table-cell table:style-name="Anforderungen.A1" office:value-type="string">
            <text:p text:style-name="P21"><text:span text:style-name="T7">Wir brauchen ein Datenbankschema. Das soll einiges beinhalten, u.a.</text:span></text:p>
            <text:list xml:id="list34617217" text:style-name="L1">
              <text:list-item>
                <text:p text:style-name="P22"><text:span text:style-name="T7">Name der DB: movies</text:span></text:p>
              </text:list-item>
              <text:list-item>
                <text:p text:style-name="P22"><text:span text:style-name="T7">Filme mit Titel, Beschreibung, Schauspielern, Drehorten, Regisseuren, Erscheinungsjahr (USA)</text:span></text:p>
                <text:list>
                  <text:list-item>
                    <text:p text:style-name="P22"><text:span text:style-name="T7">Premierenmonat (für Query c)?</text:span></text:p>
                  </text:list-item>
                  <text:list-item>
                    <text:p text:style-name="P22"><text:span text:style-name="T7">Zu den Drehorten: Name und Country für Query d</text:span></text:p>
                  </text:list-item>
                  <text:list-item>
                    <text:p text:style-name="P22"><text:span text:style-name="T7">Schauspieler: nur Name</text:span></text:p>
                  </text:list-item>
                  <text:list-item>
                    <text:p text:style-name="P22"><text:span text:style-name="T7">Regisseure: nur Name</text:span></text:p>
                  </text:list-item>
                  <text:list-item>
                    <text:p text:style-name="P22"><text:span text:style-name="T7">Preiskategorie</text:span></text:p>
                  </text:list-item>
                </text:list>
              </text:list-item>
              <text:list-item>
                <text:p text:style-name="P22"><text:span text:style-name="T7">zum Kunden zumindest:</text:span></text:p>
                <text:list>
                  <text:list-item>
                    <text:p text:style-name="P22"><text:span text:style-name="T7">Tarifmodell</text:span></text:p>
                  </text:list-item>
                  <text:list-item>
                    <text:p text:style-name="P22"><text:span text:style-name="T7">Name</text:span></text:p>
                  </text:list-item>
                  <text:list-item>
                    <text:p text:style-name="P22"><text:span text:style-name="T7">Ausleihvorgänge</text:span></text:p>
                  </text:list-item>
                </text:list>
              </text:list-item>
            </text:list>
          </table:table-cell>
        </table:table-row>
        <table:table-row>
          <table:table-cell table:style-name="Anforderungen.A2" office:value-type="float" office:value="11">
            <text:p text:style-name="P18"><text:span text:style-name="T7">11</text:span></text:p>
          </table:table-cell>
          <table:table-cell table:style-name="Anforderungen.A2" office:value-type="float" office:value="1">
            <text:p text:style-name="P21"><text:span text:style-name="T7">1</text:span></text:p>
          </table:table-cell>
          <table:table-cell table:style-name="Anforderungen.A1" office:value-type="string">
            <text:p text:style-name="P21"><text:span text:style-name="T7">Zum Kunden müssen alle Informationen gespeichert werden können, die in dieser ominösen Datei drin stehen!!</text:span></text:p>
          </table:table-cell>
        </table:table-row>
        <table:table-row>
          <table:table-cell table:style-name="Anforderungen.A2">
            <text:p text:style-name="P18"/>
          </table:table-cell>
          <table:table-cell table:style-name="Anforderungen.A1" office:value-type="string">
            <text:p text:style-name="P21"/>
          </table:table-cell>
          <table:table-cell table:style-name="Anforderungen.A1" office:value-type="string">
            <text:p text:style-name="P21"/>
          </table:table-cell>
        </table:table-row>
        <table:table-row>
          <table:table-cell table:style-name="Anforderungen.A2">
            <text:p text:style-name="P18"/>
          </table:table-cell>
          <table:table-cell table:style-name="Anforderungen.A1" office:value-type="string">
            <text:p text:style-name="P21"/>
          </table:table-cell>
          <table:table-cell table:style-name="Anforderungen.A1" office:value-type="string">
            <text:p text:style-name="P21"/>
          </table:table-cell>
        </table:table-row>
        <table:table-row>
          <table:table-cell table:style-name="Anforderungen.A2" office:value-type="float" office:value="20">
            <text:p text:style-name="P18"><text:span text:style-name="T7">20</text:span></text:p>
          </table:table-cell>
          <table:table-cell table:style-name="Anforderungen.A1" office:value-type="string">
            <text:p text:style-name="P21"><text:span text:style-name="T7">9,10,13-16,17,18</text:span></text:p>
          </table:table-cell>
          <table:table-cell table:style-name="Anforderungen.A1" office:value-type="string">
            <text:p text:style-name="P21"><text:span text:style-name="T7">Wir brauchen eine Consolen-Applikation, die folgende Dinge kann:</text:span></text:p>
            <text:list xml:id="list777660041" text:style-name="L3">
              <text:list-item>
                <text:p text:style-name="P23"><text:span text:style-name="T7">Verbindung mit der DB</text:span></text:p>
              </text:list-item>
              <text:list-item>
                <text:p text:style-name="P23"><text:span text:style-name="T7">Menü-geführte Optionsauswahl? Ermöglicht dem User folgendes</text:span></text:p>
                <text:list>
                  <text:list-item>
                    <text:p text:style-name="P23"><text:span text:style-name="T7">Rechnung zu Verleihvorgang erstellen</text:span></text:p>
                  </text:list-item>
                  <text:list-item>
                    <text:p text:style-name="P23"><text:span text:style-name="T7">Rechnung für Kunde pro Kalenderjahr erstellen</text:span></text:p>
                  </text:list-item>
                  <text:list-item>
                    <text:p text:style-name="P23"><text:span text:style-name="T7">Query a-f ausführen</text:span></text:p>
                  </text:list-item>
                  <text:list-item>
                    <text:p text:style-name="P23"><text:span text:style-name="T7">ggf. Import der IMDB-Sachen</text:span></text:p>
                  </text:list-item>
                </text:list>
              </text:list-item>
            </text:list>
          </table:table-cell>
        </table:table-row>
        <table:table-row>
          <table:table-cell table:style-name="Anforderungen.A2" office:value-type="float" office:value="21">
            <text:p text:style-name="P18"><text:span text:style-name="T7">21</text:span></text:p>
          </table:table-cell>
          <table:table-cell table:style-name="Anforderungen.A1" office:value-type="string">
            <text:p text:style-name="P21"><text:span text:style-name="T7">-</text:span></text:p>
          </table:table-cell>
          <table:table-cell table:style-name="Anforderungen.A1" office:value-type="string">
            <text:p text:style-name="P21"><text:span text:style-name="T7">Verbindung mit der Datenbank soll automatisch hergestellt werden (mit Default-Parametern) oder aber die Werte </text:span><text:soft-page-break/><text:span text:style-name="T7">vom Benutzer abfragen? (Host, port). Braucht postgres ein user/pw?</text:span></text:p>
            <text:p text:style-name="P21"><text:span text:style-name="T7">Wenn Datenbank nicht existiert, DB+Schema anlegen!</text:span></text:p>
          </table:table-cell>
        </table:table-row>
        <table:table-row>
          <table:table-cell table:style-name="Anforderungen.A2">
            <text:p text:style-name="P18"/>
          </table:table-cell>
          <table:table-cell table:style-name="Anforderungen.A1" office:value-type="string">
            <text:p text:style-name="P21"/>
          </table:table-cell>
          <table:table-cell table:style-name="Anforderungen.A1" office:value-type="string">
            <text:p text:style-name="P21"/>
          </table:table-cell>
        </table:table-row>
        <table:table-row>
          <table:table-cell table:style-name="Anforderungen.A2" office:value-type="float" office:value="30">
            <text:p text:style-name="P18"><text:span text:style-name="T7">30</text:span></text:p>
          </table:table-cell>
          <table:table-cell table:style-name="Anforderungen.A2" office:value-type="float" office:value="12">
            <text:p text:style-name="P21"><text:span text:style-name="T7">12</text:span></text:p>
          </table:table-cell>
          <table:table-cell table:style-name="Anforderungen.A1" office:value-type="string">
            <text:p text:style-name="P21"><text:span text:style-name="T7">Wir brauchen eine Importfunktion für einige Dateien aus der IMDB. Das wird einer der umfangreichsten Punkte in der Implementierung. Genau planen.</text:span></text:p>
          </table:table-cell>
        </table:table-row>
        <table:table-row>
          <table:table-cell table:style-name="Anforderungen.A2">
            <text:p text:style-name="P18"/>
          </table:table-cell>
          <table:table-cell table:style-name="Anforderungen.A2">
            <text:p text:style-name="P21"/>
          </table:table-cell>
          <table:table-cell table:style-name="Anforderungen.A1" office:value-type="string">
            <text:p text:style-name="P21"/>
          </table:table-cell>
        </table:table-row>
        <table:table-row>
          <table:table-cell table:style-name="Anforderungen.A2">
            <text:p text:style-name="P18"/>
          </table:table-cell>
          <table:table-cell table:style-name="Anforderungen.A2">
            <text:p text:style-name="P21"/>
          </table:table-cell>
          <table:table-cell table:style-name="Anforderungen.A1" office:value-type="string">
            <text:p text:style-name="P21"/>
          </table:table-cell>
        </table:table-row>
        <table:table-row>
          <table:table-cell table:style-name="Anforderungen.A2" office:value-type="float" office:value="40">
            <text:p text:style-name="P18"><text:span text:style-name="T7">40</text:span></text:p>
          </table:table-cell>
          <table:table-cell table:style-name="Anforderungen.A1" office:value-type="string">
            <text:p text:style-name="P21"><text:span text:style-name="T7">19,2</text:span><text:span text:style-name="T8">0</text:span></text:p>
          </table:table-cell>
          <table:table-cell table:style-name="Anforderungen.A1" office:value-type="string">
            <text:p text:style-name="P21"><text:span text:style-name="T7">Wir müssen ein bisschen dokumentieren, vor allem Designentscheidungen :-D. Wir liefern:</text:span></text:p>
            <text:list xml:id="list1514269068" text:style-name="L5">
              <text:list-item>
                <text:p text:style-name="P24"><text:span text:style-name="T7">ER-Modell (graphisch)</text:span></text:p>
              </text:list-item>
              <text:list-item>
                <text:p text:style-name="P24"><text:span text:style-name="T7">SQL-Skripte: DB-Erstellung, Queries?</text:span></text:p>
              </text:list-item>
              <text:list-item>
                <text:p text:style-name="P24"><text:span text:style-name="T7">Dokumentation (hier): Beschreibung was/warum getan wurde.</text:span></text:p>
              </text:list-item>
              <text:list-item>
                <text:p text:style-name="P25"><text:span text:style-name="T8">Beispieldaten? Wir können nicht die komplette IMDB per Mail verschicken. Aber für Tests/Demo-Zwecke evnt. Beispieldaten / abgespeckte IMDB?</text:span></text:p>
              </text:list-item>
            </text:list>
          </table:table-cell>
        </table:table-row>
        <table:table-row>
          <table:table-cell table:style-name="Anforderungen.A1" office:value-type="string">
            <text:p text:style-name="P14"/>
          </table:table-cell>
          <table:table-cell table:style-name="Anforderungen.A1" office:value-type="string">
            <text:p text:style-name="Table_20_Contents"/>
          </table:table-cell>
          <table:table-cell table:style-name="Anforderungen.A1" office:value-type="string">
            <text:p text:style-name="Table_20_Contents"/>
          </table:table-cell>
        </table:table-row>
        <table:table-row>
          <table:table-cell table:style-name="Anforderungen.A1" office:value-type="string">
            <text:p text:style-name="P14"/>
          </table:table-cell>
          <table:table-cell table:style-name="Anforderungen.A1" office:value-type="string">
            <text:p text:style-name="Table_20_Contents"/>
          </table:table-cell>
          <table:table-cell table:style-name="Anforderungen.A1" office:value-type="string">
            <text:p text:style-name="Table_20_Contents"/>
          </table:table-cell>
        </table:table-row>
        <table:table-row>
          <table:table-cell table:style-name="Anforderungen.A1" office:value-type="string">
            <text:p text:style-name="P14"/>
          </table:table-cell>
          <table:table-cell table:style-name="Anforderungen.A1" office:value-type="string">
            <text:p text:style-name="Table_20_Contents"/>
          </table:table-cell>
          <table:table-cell table:style-name="Anforderungen.A1" office:value-type="string">
            <text:p text:style-name="Table_20_Contents"/>
          </table:table-cell>
        </table:table-row>
        <table:table-row>
          <table:table-cell table:style-name="Anforderungen.A1" office:value-type="string">
            <text:p text:style-name="P14"/>
          </table:table-cell>
          <table:table-cell table:style-name="Anforderungen.A1" office:value-type="string">
            <text:p text:style-name="Table_20_Contents"/>
          </table:table-cell>
          <table:table-cell table:style-name="Anforderungen.A1" office:value-type="string">
            <text:p text:style-name="Table_20_Contents"/>
          </table:table-cell>
        </table:table-row>
        <table:table-row>
          <table:table-cell table:style-name="Anforderungen.A1" office:value-type="string">
            <text:p text:style-name="P14"/>
          </table:table-cell>
          <table:table-cell table:style-name="Anforderungen.A1" office:value-type="string">
            <text:p text:style-name="Table_20_Contents"/>
          </table:table-cell>
          <table:table-cell table:style-name="Anforderungen.A1" office:value-type="string">
            <text:p text:style-name="Table_20_Contents"/>
          </table:table-cell>
        </table:table-row>
      </table:table>
      <text:p text:style-name="P1"><text:span text:style-name="T5"/></text:p>
      <text:h text:style-name="P10" text:outline-level="2"><text:span text:style-name="T5">Datenbankentwurf</text:span></text:h>
      <text:p text:style-name="P3"><text:span text:style-name="T10">[hier kommt das Büld hin und ein bisschen blafasel]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Standard" style:next-style-name="Text_20_body" style:class="text">
      <style:paragraph-properties fo:text-align="center" style:justify-single-word="false"/>
      <style:text-properties fo:font-size="36pt" style:font-size-asian="10.5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lte Rohde</meta:initial-creator>
    <meta:creation-date>2011-06-24T12:38:16</meta:creation-date>
    <dc:date>2011-06-24T14:37:31</dc:date>
    <dc:creator>Malte Rohde</dc:creator>
    <meta:editing-duration>PT01H59M16S</meta:editing-duration>
    <meta:editing-cycles>12</meta:editing-cycles>
    <meta:generator>OpenOffice.org/3.2$Unix OpenOffice.org_project/320m19$Build-9505</meta:generator>
    <meta:document-statistic meta:table-count="3" meta:image-count="0" meta:object-count="0" meta:page-count="6" meta:paragraph-count="205" meta:word-count="984" meta:character-count="6716"/>
  </office:meta>
</office:document-meta>
</file>